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588cm" svg:height="2.794cm" svg:x="5.318cm" svg:y="1.508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2cm" svg:height="5.969cm" svg:x="1cm" svg:y="9.636cm">
          <text:p text:style-name="P1">Reads → contigs</text:p>
          <text:p text:style-name="P1">(SSAHA2)</text:p>
          <text:p text:style-name="P1"/>
          <text:p text:style-name="P1">-seed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9.398cm" svg:height="2.794cm" svg:x="1.381cm" svg:y="20.812cm">
          <text:p text:style-name="P1">Reads, contigs: </text:p>
          <text:p text:style-name="P1">pairwise Smith-Waterma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1cm" svg:y1="15.605cm" svg:x2="6.08cm" svg:y2="20.812cm" draw:start-shape="id1" draw:end-shape="id2" svg:d="m4810 15605v2603h1270v2604">
          <text:p/>
        </draw:connector>
        <draw:frame draw:style-name="gr3" draw:layer="layout" svg:width="3.491cm" svg:height="0.962cm" svg:x="6.207cm" svg:y="18.199cm">
          <draw:text-box>
            <text:p>unmapped</text:p>
          </draw:text-box>
        </draw:frame>
        <draw:custom-shape draw:style-name="gr1" draw:text-style-name="P1" xml:id="id3" draw:id="id3" draw:layer="layout" svg:width="10.287cm" svg:height="3.048cm" svg:x="20.05cm" svg:y="10.525cm">
          <text:p text:style-name="P1">Overlap post assembly of </text:p>
          <text:p text:style-name="P1">reads and contig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2cm" svg:y1="12.62cm" svg:x2="20.05cm" svg:y2="12.049cm" draw:start-shape="id1" draw:start-glue-point="1" draw:end-shape="id3" svg:d="m8620 12620h5715v-571h5715">
          <text:p/>
        </draw:connector>
        <draw:connector draw:style-name="gr2" draw:text-style-name="P1" draw:layer="layout" svg:x1="10.779cm" svg:y1="22.209cm" svg:x2="20.05cm" svg:y2="12.049cm" draw:start-shape="id2" draw:end-shape="id3" draw:end-glue-point="3" svg:d="m10779 22209h4635v-10160h4636">
          <text:p/>
        </draw:connector>
        <draw:frame draw:style-name="gr3" draw:layer="layout" svg:width="2.788cm" svg:height="0.962cm" svg:x="16.373cm" svg:y="12.23cm">
          <draw:text-box>
            <text:p>mapped</text:p>
          </draw:text-box>
        </draw:frame>
        <draw:connector draw:style-name="gr2" draw:text-style-name="P1" draw:layer="layout" svg:x1="8.112cm" svg:y1="4.302cm" svg:x2="4.81cm" svg:y2="9.636cm" draw:start-shape="id4" draw:end-shape="id1" svg:d="m8112 4302v2667h-3302v2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7-26T11:32:52</dc:date>
    <dc:creator>Tianyang Li</dc:creator>
    <meta:editing-duration>P1DT23H37M46S</meta:editing-duration>
    <meta:editing-cycles>9</meta:editing-cycles>
    <meta:generator>LibreOffice/3.5$Linux_X86_64 LibreOffice_project/350m1$Build-2</meta:generator>
    <meta:document-statistic meta:object-count="10"/>
  </office:meta>
</office:document-meta>
</file>